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imate dynamically created HTML elements</text:p>
      <text:p text:style-name="Standard">Felix Blaschke</text:p>
      <text:p text:style-name="Standard">Felix Blaschke</text:p>
      <text:p text:style-name="Standard"/>
      <text:p text:style-name="Standard">·</text:p>
      <text:p text:style-name="Standard">Follow</text:p>
      <text:p text:style-name="Standard"/>
      <text:p text:style-name="Standard">3 min read</text:p>
      <text:p text:style-name="Standard">·</text:p>
      <text:p text:style-name="Standard">Apr 24, 2018</text:p>
      <text:p text:style-name="Standard">128</text:p>
      <text:p text:style-name="Standard"/>
      <text:p text:style-name="Standard"/>
      <text:p text:style-name="Standard">4</text:p>
      <text:p text:style-name="Standard"/>
      <text:p text:style-name="Standard"/>
      <text:p text:style-name="Standard">Sometimes we have the use case to add an HTML element to the DOM at run-time. It shouldn’t just appear. It should fade-in with a fancy effect.</text:p>
      <text:p text:style-name="Standard"/>
      <text:p text:style-name="Standard"/>
      <text:p text:style-name="Standard">Just have a look at what we intuitively would code:</text:p>
      <text:p text:style-name="Standard"/>
      <text:p text:style-name="Standard">.box {</text:p>
      <text:p text:style-name="Standard"><text:s text:c="4"/>width: 100px;</text:p>
      <text:p text:style-name="Standard"><text:s text:c="4"/>height: 100px;</text:p>
      <text:p text:style-name="Standard"><text:s text:c="4"/>background-color: #9D5B75;</text:p>
      <text:p text:style-name="Standard"><text:s text:c="4"/>transition: opacity 4000ms;</text:p>
      <text:p text:style-name="Standard"><text:s text:c="4"/>will-change: opacity;</text:p>
      <text:p text:style-name="Standard">}</text:p>
      <text:p text:style-name="Standard"/>
      <text:p text:style-name="Standard">.box.faded-out {</text:p>
      <text:p text:style-name="Standard"><text:s text:c="4"/>opacity: 0;</text:p>
      <text:p text:style-name="Standard">}</text:p>
      <text:p text:style-name="Standard"/>
      <text:p text:style-name="Standard">We want to animate this box.</text:p>
      <text:p text:style-name="Standard">My element will have the CSS class box . The additional class faded-out ensures that the element won’t be visible.</text:p>
      <text:p text:style-name="Standard"/>
      <text:p text:style-name="Standard">Let’s implement that in JavaScript:</text:p>
      <text:p text:style-name="Standard"/>
      <text:p text:style-name="Standard">// we create an element</text:p>
      <text:p text:style-name="Standard">const box = document.createElement("div")</text:p>
      <text:p text:style-name="Standard">// add it to the DOM</text:p>
      <text:p text:style-name="Standard">document.body.appendChild(box)</text:p>
      <text:p text:style-name="Standard">// add two css classes</text:p>
      <text:p text:style-name="Standard">box.classList.add("box", "faded-out")</text:p>
      <text:p text:style-name="Standard">// and remove 'faded-out' in order to fade-in our element</text:p>
      <text:p text:style-name="Standard">box.classList.remove("faded-out")</text:p>
      <text:p text:style-name="Standard">Take a look at the result:</text:p>
      <text:p text:style-name="Standard"/>
      <text:p text:style-name="Standard"/>
      <text:p text:style-name="Standard">The box isn’t animating at all. But why?</text:p>
      <text:p text:style-name="Standard"><text:soft-page-break/></text:p>
      <text:p text:style-name="Standard">Well… the browser executes all our JavaScript code at one go. Only when the JavaScript function is completed (technically the “call stack” is empty), the browser begins to recalculate the style of our DOM elements.</text:p>
      <text:p text:style-name="Standard"/>
      <text:p text:style-name="Standard">For the browser it effectively looks like we have just one element with a single CSS class box . Just for a microsecond the element had both classes. But when we leave our JavaScript function, the CSS classfaded-outhas already been removed.</text:p>
      <text:p text:style-name="Standard"/>
      <text:p text:style-name="Standard">Important: What is happening inside a JavaScript function — in most cases — doesn’t matter for the browser. He will look the the changes afterwards.</text:p>
      <text:p text:style-name="Standard"/>
      <text:p text:style-name="Standard">The solution</text:p>
      <text:p text:style-name="Standard">For a working CSS transition we need to specify two states for the browser:</text:p>
      <text:p text:style-name="Standard"/>
      <text:p text:style-name="Standard">the box is not visible (opacity at 0%)</text:p>
      <text:p text:style-name="Standard">the box is visible (opacity at 100%)</text:p>
      <text:p text:style-name="Standard">We need to make sure that our JavaScript execution gets interrupted and the control of the application flow is passed to the browser. Then he will compute our first state.</text:p>
      <text:p text:style-name="Standard"/>
      <text:p text:style-name="Standard">Afterwards we need some JavaScript time to specify the second state. Because of transition: transform 4000msthe browser will interpolate all animation steps (of opacity) between our two states.</text:p>
      <text:p text:style-name="Standard"/>
      <text:p text:style-name="Standard">// first state</text:p>
      <text:p text:style-name="Standard">const box = document.createElement("div")</text:p>
      <text:p text:style-name="Standard">document.body.appendChild(box)</text:p>
      <text:p text:style-name="Standard">box.classList.add("box", "faded-out")</text:p>
      <text:p text:style-name="Standard">requestAnimationFrame(() =&gt; {</text:p>
      <text:p text:style-name="Standard"><text:s text:c="4"/>// second state</text:p>
      <text:p text:style-name="Standard"><text:s text:c="4"/>box.classList.remove("faded-out")</text:p>
      <text:p text:style-name="Standard">})</text:p>
      <text:p text:style-name="Standard">In order to do this, we call requestAnimationFrame . We will pass a function into requestAnimationFrame. The browser insures us that he calls this passed function right before he starts computing a frame (in terms of computer graphics). This is a great moment to specify our second state. After that the browser takes over again and computes the style for the second state.</text:p>
      <text:p text:style-name="Standard"/>
      <text:p text:style-name="Standard">A tiny hint: You might have used setTimeout(..., 0) for similar scenarios in the past. Don’t do it. requestAnimationFrame is far more reliable for a short “hand over of the JavaScript execution”.</text:p>
      <text:p text:style-name="Standard"/>
      <text:p text:style-name="Standard">The Result</text:p>
      <text:p text:style-name="Standard">Okay…let’s have a look at the result:</text:p>
      <text:p text:style-name="Standard"/>
      <text:p text:style-name="Standard"/>
      <text:p text:style-name="Standard">It works perfec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1:22:20.874050031</meta:creation-date>
    <dc:date>2024-02-01T14:05:23.288255253</dc:date>
    <meta:editing-duration>PT42M14S</meta:editing-duration>
    <meta:editing-cycles>3</meta:editing-cycles>
    <meta:generator>LibreOffice/7.3.7.2$Linux_X86_64 LibreOffice_project/30$Build-2</meta:generator>
    <meta:document-statistic meta:table-count="0" meta:image-count="0" meta:object-count="0" meta:page-count="2" meta:paragraph-count="57" meta:word-count="468" meta:character-count="2932" meta:non-whitespace-character-count="2487"/>
  </office:meta>
</office:document-meta>
</file>